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style style:name="P1" style:parent-style-name="Title" style:master-page-name="MP0" style:family="paragraph">
      <style:paragraph-properties fo:break-before="page"/>
      <style:text-properties style:font-name="Cambria"/>
    </style:style>
    <style:style style:name="T4" style:parent-style-name="DefaultParagraphFont" style:family="text">
      <style:text-properties style:font-name="Cambria"/>
    </style:style>
    <style:style style:name="T5" style:parent-style-name="DefaultParagraphFont" style:family="text">
      <style:text-properties style:font-name="Cambria" style:text-position="super 65.3%"/>
    </style:style>
    <style:style style:name="T6" style:parent-style-name="DefaultParagraphFont" style:family="text">
      <style:text-properties style:font-name="Cambria"/>
    </style:style>
    <style:style style:name="P7" style:parent-style-name="Subtitle" style:family="paragraph">
      <style:paragraph-properties fo:text-align="end"/>
      <style:text-properties style:font-name="Cambria"/>
    </style:style>
    <style:style style:name="P8" style:parent-style-name="Normal" style:family="paragraph">
      <style:text-properties style:font-name="Cambria" style:font-name-complex="Arial" fo:color="#000000"/>
    </style:style>
    <style:style style:name="P9" style:parent-style-name="Normal" style:family="paragraph">
      <style:text-properties style:font-name="Cambria" style:font-name-complex="Arial" fo:color="#000000"/>
    </style:style>
    <style:style style:name="P10" style:parent-style-name="Normal" style:family="paragraph">
      <style:text-properties style:font-name="Cambria" style:font-name-complex="Arial" fo:color="#000000"/>
    </style:style>
    <style:style style:name="P11" style:parent-style-name="Normal" style:family="paragraph">
      <style:text-properties style:font-name="Cambria" style:font-name-complex="Arial" fo:color="#000000"/>
    </style:style>
    <style:style style:name="P12" style:parent-style-name="Normal" style:family="paragraph">
      <style:paragraph-properties fo:break-before="page"/>
      <style:text-properties style:font-name="Cambria" style:font-name-complex="Arial" fo:color="#000000"/>
    </style:style>
    <style:style style:name="T13" style:parent-style-name="DefaultParagraphFont" style:family="text">
      <style:text-properties style:font-name="Cambria"/>
    </style:style>
    <style:style style:name="T14" style:parent-style-name="Heading1Char" style:family="text">
      <style:text-properties style:font-name="Cambria" style:font-name-asian="Calibri"/>
    </style:style>
    <style:style style:name="P15" style:parent-style-name="NoSpacing" style:family="paragraph">
      <style:text-properties style:font-name="Cambria"/>
    </style:style>
    <style:style style:name="P16" style:parent-style-name="NoSpacing" style:family="paragraph">
      <style:text-properties style:font-name="Cambria"/>
    </style:style>
    <style:style style:name="P17" style:parent-style-name="NoSpacing" style:family="paragraph">
      <style:text-properties style:font-name="Cambria"/>
    </style:style>
    <style:style style:name="P18" style:parent-style-name="NoSpacing" style:family="paragraph">
      <style:text-properties style:font-name="Cambria"/>
    </style:style>
    <style:style style:name="T19" style:parent-style-name="Heading1Char" style:family="text">
      <style:text-properties style:font-name="Cambria" style:font-name-asian="Calibri"/>
    </style:style>
    <style:style style:name="P20" style:parent-style-name="Normal" style:family="paragraph">
      <style:text-properties style:font-name="Cambria" fo:font-size="12pt" style:font-size-asian="12pt" style:font-size-complex="12pt"/>
    </style:style>
    <style:style style:name="P21" style:parent-style-name="Normal" style:family="paragraph">
      <style:text-properties style:font-name="Cambria" fo:font-size="12pt" style:font-size-asian="12pt" style:font-size-complex="12pt"/>
    </style:style>
    <style:style style:name="P22" style:parent-style-name="Normal" style:family="paragraph">
      <style:text-properties style:font-name="Cambria" fo:font-size="12pt" style:font-size-asian="12pt" style:font-size-complex="12pt"/>
    </style:style>
    <style:style style:name="P23" style:parent-style-name="Heading1" style:family="paragraph">
      <style:text-properties style:font-name="Cambria"/>
    </style:style>
    <style:style style:name="P24" style:parent-style-name="Normal" style:family="paragraph">
      <style:text-properties style:font-name="Cambria" fo:font-size="12pt" style:font-size-asian="12pt" style:font-size-complex="12pt"/>
    </style:style>
    <style:style style:name="P25" style:parent-style-name="Normal" style:family="paragraph">
      <style:text-properties style:font-name="Cambria" fo:font-size="12pt" style:font-size-asian="12pt" style:font-size-complex="12pt"/>
    </style:style>
    <style:style style:name="P26" style:parent-style-name="Normal" style:family="paragraph">
      <style:text-properties style:font-name="Cambria" fo:font-size="12pt" style:font-size-asian="12pt" style:font-size-complex="12pt"/>
    </style:style>
    <style:style style:name="P27" style:parent-style-name="Normal" style:family="paragraph">
      <style:text-properties style:font-name="Cambria" fo:font-size="12pt" style:font-size-asian="12pt" style:font-size-complex="12pt"/>
    </style:style>
    <style:style style:name="P28" style:parent-style-name="Normal" style:family="paragraph">
      <style:text-properties style:font-name="Cambria" fo:font-size="12pt" style:font-size-asian="12pt" style:font-size-complex="12pt"/>
    </style:style>
    <style:style style:name="P29" style:parent-style-name="Normal" style:family="paragraph">
      <style:text-properties style:font-name="Cambria" fo:font-size="12pt" style:font-size-asian="12pt" style:font-size-complex="12pt"/>
    </style:style>
    <style:style style:name="P30" style:parent-style-name="Normal" style:family="paragraph">
      <style:text-properties style:font-name="Cambria" fo:font-size="12pt" style:font-size-asian="12pt" style:font-size-complex="12pt"/>
    </style:style>
    <style:style style:name="P31" style:parent-style-name="Normal" style:family="paragraph">
      <style:text-properties style:font-name="Cambria" fo:font-size="12pt" style:font-size-asian="12pt" style:font-size-complex="12pt"/>
    </style:style>
    <style:style style:name="P32" style:parent-style-name="Normal" style:family="paragraph">
      <style:text-properties style:font-name="Cambria" fo:font-size="12pt" style:font-size-asian="12pt" style:font-size-complex="12pt"/>
    </style:style>
    <style:style style:name="P33" style:parent-style-name="Normal" style:family="paragraph">
      <style:text-properties style:font-name="Cambria" fo:font-size="12pt" style:font-size-asian="12pt" style:font-size-complex="12pt"/>
    </style:style>
    <style:style style:name="P34" style:parent-style-name="Normal" style:family="paragraph">
      <style:text-properties style:font-name="Cambria" fo:font-size="12pt" style:font-size-asian="12pt" style:font-size-complex="12pt"/>
    </style:style>
    <style:style style:name="TableColumn36" style:family="table-column">
      <style:table-column-properties style:column-width="2.1395in"/>
    </style:style>
    <style:style style:name="TableColumn37" style:family="table-column">
      <style:table-column-properties style:column-width="2.1395in"/>
    </style:style>
    <style:style style:name="Table35" style:family="table">
      <style:table-properties style:width="4.2791in" fo:margin-left="0in" table:align="left"/>
    </style:style>
    <style:style style:name="TableRow38" style:family="table-row">
      <style:table-row-properties/>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center" fo:margin-bottom="0in" fo:line-height="100%"/>
      <style:text-properties style:font-name="Cambria" fo:font-size="12pt" style:font-size-asian="12pt" style:font-size-complex="12pt"/>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text-align="center" fo:margin-bottom="0in" fo:line-height="100%"/>
      <style:text-properties style:font-name="Cambria" fo:font-size="12pt" style:font-size-asian="12pt" style:font-size-complex="12pt"/>
    </style:style>
    <style:style style:name="TableRow43" style:family="table-row">
      <style:table-row-properties/>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top="0.0694in" fo:margin-bottom="0.0694in" fo:line-height="100%"/>
      <style:text-properties style:font-name="Cambria" style:font-name-asian="Times New Roman" fo:color="#757575" fo:font-size="9pt" style:font-size-asian="9pt" style:font-size-complex="9pt" style:language-asian="en" style:country-asian="IE" fo:hyphenate="true"/>
    </style:style>
    <style:style style:name="P46" style:parent-style-name="Normal" style:family="paragraph">
      <style:paragraph-properties fo:margin-top="0.0694in" fo:margin-bottom="0.0694in" fo:line-height="100%"/>
      <style:text-properties style:font-name="Cambria" style:font-name-asian="Times New Roman" fo:color="#757575" fo:font-size="9pt" style:font-size-asian="9pt" style:font-size-complex="9pt" style:language-asian="en" style:country-asian="IE" fo:hyphenate="true"/>
    </style:style>
    <style:style style:name="P47" style:parent-style-name="Normal" style:family="paragraph">
      <style:paragraph-properties fo:margin-top="0.0694in" fo:margin-bottom="0.0694in" fo:line-height="100%"/>
      <style:text-properties fo:hyphenate="true"/>
    </style:style>
    <style:style style:name="T48"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49"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0" style:parent-style-name="DefaultParagraphFont" style:family="text">
      <style:text-properties style:font-name="Cambria" style:font-name-asian="Times New Roman" fo:color="#757575" fo:font-size="9pt" style:font-size-asian="9pt" style:font-size-complex="9pt" style:language-asian="en" style:country-asian="IE"/>
    </style:style>
    <style:style style:name="P51" style:parent-style-name="Normal" style:family="paragraph">
      <style:paragraph-properties fo:margin-top="0.0694in" fo:margin-bottom="0.0694in" fo:line-height="100%"/>
      <style:text-properties fo:hyphenate="true"/>
    </style:style>
    <style:style style:name="T52"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3"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4"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5"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6"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0694in" fo:margin-bottom="0.0694in" fo:line-height="100%"/>
      <style:text-properties style:font-name="Cambria" style:font-name-asian="Times New Roman" fo:color="#757575" fo:font-size="9pt" style:font-size-asian="9pt" style:font-size-complex="9pt" style:language-asian="en" style:country-asian="IE" fo:hyphenate="true"/>
    </style:style>
    <style:style style:name="P59" style:parent-style-name="Normal" style:family="paragraph">
      <style:paragraph-properties fo:margin-top="0.0694in" fo:margin-bottom="0.0694in" fo:line-height="100%"/>
      <style:text-properties fo:hyphenate="true"/>
    </style:style>
    <style:style style:name="T60"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61"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62" style:parent-style-name="DefaultParagraphFont" style:family="text">
      <style:text-properties style:font-name="Cambria" style:font-name-asian="Times New Roman" fo:color="#757575" fo:font-size="9pt" style:font-size-asian="9pt" style:font-size-complex="9pt" style:language-asian="en" style:country-asian="IE"/>
    </style:style>
    <style:style style:name="P63" style:parent-style-name="Normal" style:family="paragraph">
      <style:paragraph-properties fo:margin-top="0.0694in" fo:margin-bottom="0.0694in" fo:line-height="100%"/>
      <style:text-properties fo:hyphenate="true"/>
    </style:style>
    <style:style style:name="T64" style:parent-style-name="DefaultParagraphFont" style:family="text">
      <style:text-properties style:font-name="Cambria" style:font-name-asian="Times New Roman" fo:color="#757575" fo:font-size="9pt" style:font-size-asian="9pt" style:font-size-complex="9pt" style:language-asian="en" style:country-asian="IE"/>
    </style:style>
    <style:style style:name="P65" style:parent-style-name="Normal" style:family="paragraph">
      <style:text-properties style:font-name="Cambria"/>
    </style:style>
  </office:automatic-styles>
  <office:body>
    <office:text text:use-soft-page-breaks="true">
      <text:p text:style-name="P1">Assessment task 1</text:p>
      <text:p text:style-name="Title"><text:span text:style-name="T4">Ciarán Maher 25</text:span><text:span text:style-name="T5">th</text:span><text:span text:style-name="T6">-Apr-2016</text:span></text:p>
      <text:p text:style-name="P7">Principles of Procedural Programming</text:p>
      <text:p text:style-name="P8"/>
      <text:p text:style-name="P9"/>
      <text:p text:style-name="P10"/>
      <text:p text:style-name="P11"/>
      <text:p text:style-name="P12"/>
      <text:p text:style-name="NoSpacing"><text:span text:style-name="T13"><text:line-break/></text:span><text:span text:style-name="T14">Characteristics<text:s/></text:span></text:p>
      <text:p text:style-name="P15">Procedural programming is a paradigm, based on the original structured<text:s/>programming languages, which derives upon the concepts of the procedure call. Procedures, also known as functions, routines or subroutines; simply contain a series of computational steps to be carried out.</text:p>
      <text:p text:style-name="P16"/>
      <text:p text:style-name="P17">Any procedure may be called at any point during a<text:s/>program’s execution, including by another procedure or even itself! Procedural programming languages include C, Go, Fortran, Pascal and Basic.</text:p>
      <text:p text:style-name="P18"/>
      <text:p text:style-name="Default"><text:span text:style-name="T19">Principles</text:span></text:p>
      <text:p text:style-name="P20">Procedural programming uses a list of instructions to tell the computer what to do step-by-step. Procedural programming relies on - you guessed it - procedures, also known as routines or subroutines. A procedure contains a series of computational steps to be carried out. Procedural programming is also referred to as imperative programming. Procedural programming languages are also known as top-down languages.</text:p>
      <text:p text:style-name="P21">Procedural programming is intuitive in the sense that it is very similar to how you would expect a program to work. If you want a computer to do something, you should provide step-by-step instructions on how to do it. It is, therefore, no surprise that most of the early programming languages are all procedural. Examples of procedural languages include Fortran, COBOL and C, which have been around since the 1960s and 70s.A programming language that supports the procedural paradigm is called a procedural language. COBOL, Fortran, C, and many other third-generation languages are classified as procedural languages.</text:p>
      <text:p text:style-name="P22">The procedural programming paradigm is geared more towards a linear procedure or a sequence of programming statements. One of the key features of this paradigm is the separation of functionality into smaller reusable modules. These procedures function like small programs onto themselves but with a scope limited to their own inputs and outputs.<text:s/></text:p>
      <text:h text:style-name="P23" text:outline-level="1">Features of Procedural Programming</text:h>
      <text:p text:style-name="P24">A procedure is a list of step by step instructions.<text:s/></text:p>
      <text:p text:style-name="P25">Functions are similar to procedure but return using a value. Functions can also use parameters, return values and can be separated from the main body of code.<text:s/></text:p>
      <text:p text:style-name="P26">Local<text:s/>variables can only be used in the area it has been placed in. So for instance a operation can only been done in that area and not another area of the code.<text:s/></text:p>
      <text:p text:style-name="P27">Global variables can be used throughout the programming code, this is perfect for programs that may<text:s/>use the same variables through out the code.<text:s/></text:p>
      <text:soft-page-break/>
      <text:p text:style-name="P28">Parameter passing allows the variable values to be passed through the program to the procedure.<text:s/></text:p>
      <text:p text:style-name="P29">Modularity is about how systems have different tasks and are grouped together to complete the overall task. each<text:s/>group had a task of its own to carry out. Modularity are modules that have been split into diffrent groups to perform certain tasks one after the other so it is a continuos system<text:s/></text:p>
      <text:p text:style-name="P30">Program Libraries hold a collection of pre-built source codes, Subroutines, Classes and values what can be used at any time by the program and users. Control structures:-</text:p>
      <text:p text:style-name="P31">Pre-Check loops check the condition of the program before carrying out the procedure</text:p>
      <text:p text:style-name="P32">Post check loops test run the program to make sure that it works and if it<text:s/>does it continues the loops.<text:s/></text:p>
      <text:p text:style-name="P33">Conditional commands include If statements to check if a condition is true or false. if the condition is met the program will continue but if the condition is not met it will keep trying until the condition is met. Boolean operators are commonly used in Seasrch engins to help the user specify what they are looking for such as if your looking for a person named susan you could put in a search engin "Susan NOT Fiona", maybe "Susan OR Jessy"<text:s/></text:p>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Advantage</text:p>
          </table:table-cell>
          <table:table-cell table:style-name="TableCell41">
            <text:p text:style-name="P42">Disadvantage</text:p>
          </table:table-cell>
        </table:table-row>
        <table:table-row table:style-name="TableRow43">
          <table:table-cell table:style-name="TableCell44">
            <text:list text:style-name="LFO1" text:continue-numbering="true">
              <text:list-item>
                <text:p text:style-name="P45">Executes very quickly</text:p>
              </text:list-item>
              <text:list-item>
                <text:p text:style-name="P46">Requires less memory</text:p>
              </text:list-item>
              <text:list-item>
                <text:p text:style-name="P47"><text:span text:style-name="T48">Implements top-down a</text:span><text:span text:style-name="T49">p</text:span><text:span text:style-name="T50">proaches</text:span></text:p>
              </text:list-item>
              <text:list-item>
                <text:p text:style-name="P51"><text:span text:style-name="T52">Portable source code and excellent in general pu</text:span><text:span text:style-name="T53">r</text:span><text:span text:style-name="T54">pose programming la</text:span><text:span text:style-name="T55">n</text:span><text:span text:style-name="T56">guages</text:span></text:p>
              </text:list-item>
            </text:list>
          </table:table-cell>
          <table:table-cell table:style-name="TableCell57">
            <text:list text:style-name="LFO1" text:continue-numbering="true">
              <text:list-item>
                <text:p text:style-name="P58">Programmer needs to be very knowledgeable and precise when developing the software</text:p>
              </text:list-item>
              <text:list-item>
                <text:p text:style-name="P59"><text:span text:style-name="T60">Poor at handling fuzzy co</text:span><text:span text:style-name="T61">n</text:span><text:span text:style-name="T62">ditions</text:span></text:p>
              </text:list-item>
              <text:list-item>
                <text:p text:style-name="P63"><text:span text:style-name="T64">Low level language</text:span></text:p>
              </text:list-item>
            </text:list>
          </table:table-cell>
        </table:table-row>
      </table:table>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NoSpacing" style:display-name="No Spacing"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vertical-align="auto" fo:margin-top="0.1388in" fo:margin-left="0.5in">
        <style:tab-stops/>
      </style:paragraph-properties>
      <style:text-properties style:font-name-complex="Calibri" fo:color="#000000" fo:font-size="10pt" style:font-size-asian="10pt" style:font-size-complex="10pt" style:language-asian="en" style:country-asian="IE"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3</text:page-number></text:span><text:s/>of<text:s/><text:span text:style-name="T3"><text:page-count>3</text:page-count></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6-05-30T12:55:00Z</meta:creation-date>
    <dc:date>2016-06-01T11:48:00Z</dc:date>
    <meta:template xlink:href="Normal" xlink:type="simple"/>
    <meta:editing-cycles>24</meta:editing-cycles>
    <meta:editing-duration>PT1440S</meta:editing-duration>
    <meta:document-statistic meta:page-count="3" meta:paragraph-count="8" meta:word-count="601" meta:character-count="4024" meta:row-count="28" meta:non-whitespace-character-count="3431"/>
  </office:meta>
</office:document-meta>
</file>